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10.485cm"/>
          <style:tab-stop style:position="14.355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14cm"/>
          <style:tab-stop style:position="8.378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2"/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Contents_20_Heading" style:master-page-name="Standard">
      <style:paragraph-properties style:page-number="1" fo:break-before="page"/>
    </style:style>
    <style:style style:name="P20" style:family="paragraph" style:parent-style-name="Code" style:list-style-name="L9"/>
    <style:style style:name="P21" style:family="paragraph" style:parent-style-name="Code" style:list-style-name="L10"/>
    <style:style style:name="P22" style:family="paragraph" style:parent-style-name="Code" style:list-style-name="L1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FreeMono1"/>
    </style:style>
    <style:style style:name="T4" style:family="text">
      <style:text-properties style:font-name="Times New Roman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КУРСОВАЯ РАБОТА</text:p>
      <text:p text:style-name="P10"/>
      <text:p text:style-name="P9">Тема: «Разработка сайта для изучения неизвестных иностранных слов в субтитрах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tab/>Выполнил студент гр. 5057/12:<text:tab/>Руцкий В.В.</text:p>
      <text:p text:style-name="P8"><text:tab/>Преподаватель:<text:tab/>Суетова Н.Б.</text:p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9">Содержание</text:p>
          </text:index-title>
          <text:p text:style-name="P5">Тема работы<text:tab/>2</text:p>
          <text:p text:style-name="P5">Руководство пользователя<text:tab/>2</text:p>
          <text:p text:style-name="P5">Внутренняя спецификация<text:tab/>2</text:p>
          <text:p text:style-name="P5">Тестирование<text:tab/>2</text:p>
        </text:index-body>
      </text:table-of-content>
      <text:p text:style-name="P4"/>
      <text:h text:style-name="P17" text:outline-level="1">Тема работы</text:h>
      <text:p text:style-name="Text_20_body">Разработанный сайт предназначен для людей со средним знанием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содержание.</text:p>
      <text:p text:style-name="Text_20_body">Сайт разработан в соответствии со спецификациями, разработанными в прошлом учебном семестре.</text:p>
      <text:h text:style-name="Heading_20_1" text:outline-level="1">Внутренняя спецификация</text:h>
      <text:p text:style-name="Text_20_body">Сайт написан на Python<text:note text:id="ftn0" text:note-class="footnote"><text:note-citation>1</text:note-citation><text:note-body><text:p text:style-name="Footnote"><text:a xlink:type="simple" xlink:href="http://python.org/">http://python.org/</text:a></text:p></text:note-body></text:note> с использованием фреймворка Django-nonrel<text:note text:id="ftn1" text:note-class="footnote"><text:note-citation>2</text:note-citation><text:note-body><text:p text:style-name="Footnote"><text:a xlink:type="simple" xlink:href="http://www.allbuttonspressed.com/projects/django-nonrel">http://www.allbuttonspressed.com/projects/django-nonrel</text:a></text:p></text:note-body></text:note> (форк Django<text:note text:id="ftn2" text:note-class="footnote"><text:note-citation>3</text:note-citation><text:note-body><text:p text:style-name="Footnote"><text:a xlink:type="simple" xlink:href="https://djangoproject.com/">https://djangoproject.com/</text:a></text:p></text:note-body></text:note> для нереляционных баз данных) и ориентирован на размещение на Google App Engine<text:note text:id="ftn3" text:note-class="footnote"><text:note-citation>4</text:note-citation><text:note-body><text:p text:style-name="Footnote"><text:a xlink:type="simple" xlink:href="http://code.google.com/appengine/">http://code.google.com/appengine/</text:a></text:p></text:note-body></text:note> хостинге. Браузерная часть сайта использует библиотеку jQuery<text:note text:id="ftn4" text:note-class="footnote"><text:note-citation>5</text:note-citation><text:note-body><text:p text:style-name="Footnote"><text:a xlink:type="simple" xlink:href="http://jquery.com/">http://jquery.com/</text:a></text:p></text:note-body></text:note> для работы с DOM и библиотеку jsTree<text:note text:id="ftn5" text:note-class="footnote"><text:note-citation>6</text:note-citation><text:note-body><text:p text:style-name="Footnote"><text:a xlink:type="simple" xlink:href="http://www.jstree.com/">http://www.jstree.com/</text:a></text:p></text:note-body></text:note> для вывода и работы с деревом категорий.</text:p>
      <text:h text:style-name="Heading_20_2" text:outline-level="2">Структура проекта</text:h>
      <text:p text:style-name="Text_20_body">В корневой директории проекта находятся:</text:p>
      <text:list xml:id="list239678422" text:style-name="L8">
        <text:list-item>
          <text:p text:style-name="P12"><text:span text:style-name="FileName">README.txt</text:span> --- краткое описание проекта и инструкция по установке.</text:p>
        </text:list-item>
        <text:list-item>
          <text:p text:style-name="P12"><text:span text:style-name="FileName">clone_django_nonrel.sh</text:span> --- скрипт для подготовки рабочего окружения (будет описан ниже).</text:p>
        </text:list-item>
        <text:list-item>
          <text:p text:style-name="P12"><text:span text:style-name="FileName">dictionary/</text:span> --- в данной директории находятся скрипты для подготовки словаря для перевода <text:s/>слов на сайте из файлов словарей.</text:p>
        </text:list-item>
        <text:list-item>
          <text:p text:style-name="P12"><text:span text:style-name="FileName">server/</text:span> --- файлы, размещаемые на рабочем сервере:</text:p>
          <text:list>
            <text:list-item>
              <text:p text:style-name="P12"><text:span text:style-name="FileName">images/</text:span> --- статические изображения.</text:p>
            </text:list-item>
            <text:list-item>
              <text:p text:style-name="P12"><text:span text:style-name="FileName">javascript/</text:span> --- используемые браузерные JavaScript библиотеки.</text:p>
            </text:list-item>
            <text:list-item>
              <text:p text:style-name="P12"><text:span text:style-name="FileName">stylesheets/</text:span> --- стилевые файлы.</text:p>
            </text:list-item>
            <text:list-item>
              <text:p text:style-name="P12"><text:span text:style-name="T1">templates/</text:span> --- используемые общие шаблоны Django.</text:p>
            </text:list-item>
            <text:list-item>
              <text:p text:style-name="P12"><text:span text:style-name="FileName">learnsubtitles/</text:span> --- основное приложение Django, реализующее функциональность сервиса.</text:p>
            </text:list-item>
          </text:list>
        </text:list-item>
      </text:list>
      <text:p text:style-name="Text_20_body">Структура директорий Django соответствует стандартным, описанным в документации к Django.</text:p>
      <text:h text:style-name="Heading_20_2" text:outline-level="2">Схема базы данных</text:h>
      <text:p text:style-name="Text_20_body">Структура базы <text:s/>данных соответствует Django модели приложения, описанной в <text:span text:style-name="FileName">server/learnsubtitles/models.py</text:span>, её графическое представление показано на Рис. <text:sequence-ref text:reference-format="value" text:ref-name="refРис.0">1</text:sequence-ref>.</text:p>
      <text:p text:style-name="Text_20_body"><draw:frame draw:style-name="fr1" draw:name="Frame1" text:anchor-type="paragraph" svg:width="12.726cm" draw:z-index="0"><draw:text-box fo:min-height="8.467cm"><text:p text:style-name="Рис."><draw:frame draw:style-name="fr2" draw:name="graphics1" text:anchor-type="paragraph" svg:x="0.004cm" svg:y="0.002cm" svg:width="12.726cm" style:rel-width="100%" svg:height="8.467cm" style:rel-height="scale" draw:z-index="1"><draw:image xlink:href="../models.png" xlink:type="simple" xlink:show="embed" xlink:actuate="onLoad" draw:filter-name="&lt;All formats&gt;"/></draw:frame>Рис. <text:sequence text:ref-name="refРис.0" text:name="Рис." text:formula="ooow:Рис.+1" style:num-format="1">1</text:sequence>: Схема базы данных для новых моделей</text:p></draw:text-box></draw:frame><text:soft-page-break/></text:p>
      <text:h text:style-name="Heading_20_2" text:outline-level="2">Установка</text:h>
      <text:p text:style-name="Text_20_body">Для запуска сервиса на Google App Engine первоначально необходимо настроить локальное окружение. Оно также полезно для тестирования в случае внесения изменений в проект.</text:p>
      <text:p text:style-name="Text_20_body">Будет рассмотрена настройка локального окружения в среде GNU/Linux с использованием кроссплатформенных средств, поэтому данная инструкция должна быть применима и для других ОС, в которых поддерживаются соответствующие инструменты.</text:p>
      <text:h text:style-name="Heading_20_3" text:outline-level="3">Настройка локального окружения </text:h>
      <text:list xml:id="list1864941049" text:style-name="L9">
        <text:list-item>
          <text:p text:style-name="P13">Необходимо создать «песочницу» для Python соответствующей версии, используемой на Google App Engine:</text:p>
          <text:p text:style-name="P20">$ virtualenv -p python2.5 --no-site-packages python</text:p>
          <text:p text:style-name="P20">$ ./python/bin/pip install PIL</text:p>
          <text:p text:style-name="P20">$ ./python/bin/pip install ssl</text:p>
        </text:list-item>
        <text:list-item>
          <text:p text:style-name="P13">Необходимо клонировать Django-nonrel, для этого необходимо выполнить скрипт <text:span text:style-name="FileName">clone_django_nonrel.sh.</text:span></text:p>
        </text:list-item>
        <text:list-item>
          <text:p text:style-name="P13">Необходимо установить Google App Engine Python SDK с сайта <text:a xlink:type="simple" xlink:href="http://code.google.com/appengine/downloads.html">http://code.google.com/appengine/downloads.html</text:a> и добавить в переменную окружения APP_ENGINE_SDK путь к SDK.</text:p>
        </text:list-item>
      </text:list>
      <text:h text:style-name="Heading_20_3" text:outline-level="3">Запуск и настройка локального сервера</text:h>
      <text:p text:style-name="Text_20_body">Запуск и настройка локального сервера подробна описана в документации к Django-nonrel. Минимально необходимые команды:</text:p>
      <text:list xml:id="list1081164928" text:style-name="L10">
        <text:list-item>
          <text:p text:style-name="P14">Создание пользователя локального администратора:</text:p>
          <text:p text:style-name="P21"><text:span text:style-name="T3">server$ ./</text:span><text:span text:style-name="Teletype"><text:span text:style-name="T3">manage.py createsuperuser</text:span></text:span></text:p>
        </text:list-item>
        <text:list-item>
          <text:p text:style-name="P14"><text:span text:style-name="Teletype"><text:span text:style-name="T4">Запуск локального сервера:</text:span></text:span></text:p>
          <text:p text:style-name="P21"><text:soft-page-break/><text:span text:style-name="Teletype"><text:span text:style-name="T3">server$ ./manage.py createsuperuser</text:span></text:span></text:p>
          <text:p text:style-name="P14"><text:span text:style-name="Teletype"><text:span text:style-name="T4">Локальный сервер по умолчанию запускается на </text:span></text:span><text:a xlink:type="simple" xlink:href="http://localhost:8000/"><text:span text:style-name="Teletype"><text:span text:style-name="T4">http://localhost:8000/</text:span></text:span></text:a><text:span text:style-name="Teletype"><text:span text:style-name="T4">.</text:span></text:span></text:p>
        </text:list-item>
      </text:list>
      <text:h text:style-name="Heading_20_3" text:outline-level="3"><text:span text:style-name="Teletype"><text:span text:style-name="T4">Установка на Google App Engine</text:span></text:span></text:h>
      <text:p text:style-name="Text_20_body"><text:span text:style-name="Teletype"><text:span text:style-name="T4">Для установки приложения на Google App Engine необходимо:</text:span></text:span></text:p>
      <text:list xml:id="list1840628800" text:style-name="L12">
        <text:list-item>
          <text:p text:style-name="P15"><text:span text:style-name="Teletype"><text:span text:style-name="T4">Зарегистрировать сайт на сайте </text:span></text:span><text:a xlink:type="simple" xlink:href="https://appengine.google.com/start/createapp"><text:span text:style-name="Teletype"><text:span text:style-name="T4">https://appengine.google.com/start/createapp</text:span></text:span></text:a><text:span text:style-name="Teletype"><text:span text:style-name="T4">.</text:span></text:span></text:p>
        </text:list-item>
        <text:list-item>
          <text:p text:style-name="P15"><text:span text:style-name="Teletype"><text:span text:style-name="T4">Указать в </text:span></text:span><text:span text:style-name="FileName"><text:span text:style-name="T4">app.yaml</text:span></text:span><text:span text:style-name="Teletype"><text:span text:style-name="T4"> зарегистрированное имя проекта.</text:span></text:span></text:p>
        </text:list-item>
        <text:list-item>
          <text:p text:style-name="P15"><text:span text:style-name="Teletype"><text:span text:style-name="T4">Создать собственный файл с ключами </text:span></text:span><text:span text:style-name="FileName"><text:span text:style-name="T4">server/secret.py</text:span></text:span><text:span text:style-name="Teletype"><text:span text:style-name="T4"> на основе <text:s/></text:span></text:span><text:span text:style-name="FileName"><text:span text:style-name="T4">server/secret.py.example</text:span></text:span><text:span text:style-name="Teletype"><text:span text:style-name="T4">.</text:span></text:span></text:p>
        </text:list-item>
        <text:list-item>
          <text:p text:style-name="P15"><text:span text:style-name="Teletype"><text:span text:style-name="T4">Загрузить проект на Google App Engine с помощью команды:</text:span></text:span></text:p>
          <text:p text:style-name="P22"><text:span text:style-name="Teletype"><text:span text:style-name="T3">server$ ./manage.py deploy</text:span></text:span></text:p>
        </text:list-item>
        <text:list-item>
          <text:p text:style-name="P15"><text:span text:style-name="Teletype"><text:span text:style-name="T4">Создать пользователя удалённого администратора:</text:span></text:span></text:p>
          <text:p text:style-name="P22"><text:span text:style-name="Teletype"><text:span text:style-name="T3">server$ ./manage.py remote createsuperuser</text:span></text:span></text:p>
        </text:list-item>
      </text:list>
      <text:h text:style-name="Heading_20_1" text:outline-level="1">Руководство пользователя</text:h>
      <text:p text:style-name="Text_20_body"/>
      <text:h text:style-name="Heading_20_1" text:outline-level="1">Тестирование</text:h>
      <text:p text:style-name="Text_20_body"/>
      <text:h text:style-name="Heading_20_2" text:outline-level="2">Функциональное тестирование</text:h>
      <text:p text:style-name="Text_20_body"/>
      <text:h text:style-name="Heading_20_2" text:outline-level="2">Нагрузочное тестирование</text:h>
      <text:p text:style-name="Text_20_body"/>
      <text:h text:style-name="Heading_20_2" text:outline-level="2">Тестирование удобства использования</text:h>
      <text:p text:style-name="Text_20_body"/>
      <text:h text:style-name="Heading_20_2" text:outline-level="2">Тестирование интерфейса пользователя</text:h>
      <text:p text:style-name="Text_20_body"/>
      <text:h text:style-name="Heading_20_2" text:outline-level="2">Тестирование безопасности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Code" style:family="paragraph" style:parent-style-name="Text_20_body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FreeMono" fo:font-size="10pt" style:font-size-asian="10.5pt" style:font-weight-asian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ileName" style:family="text" style:parent-style-name="Emphasis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DejaVu Sans Mono" style:font-name-asian="AR PL UMing HK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2">Физико-механический факультет</text:p>
        <text:p text:style-name="MP2">Кафедра прикладной математики</text:p>
      </style:header>
      <style:footer>
        <text:p text:style-name="MP1">Санкт-Петербург</text:p>
        <text:p text:style-name="MP1">2011</text:p>
      </style:footer>
    </style:master-page>
    <style:master-page style:name="Untitled1" style:page-layout-name="Mpm3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6T05:44:52</meta:creation-date>
    <meta:generator>LibreOffice/3.3$Unix LibreOffice_project/330m19$Build-202</meta:generator>
    <dc:date>2011-06-24T16:39:39</dc:date>
    <dc:creator>Vladimir Rutsky</dc:creator>
    <meta:editing-duration>PT21H37M25S</meta:editing-duration>
    <meta:editing-cycles>214</meta:editing-cycles>
    <meta:document-statistic meta:table-count="0" meta:image-count="1" meta:object-count="0" meta:page-count="6" meta:paragraph-count="74" meta:word-count="505" meta:character-count="4185"/>
  </office:meta>
</office:document-meta>
</file>